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0d5c5" officeooo:paragraph-rsid="0010d5c5"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DRIMENT IX</text:p>
      <text:p text:style-name="Standard"/>
      <text:p text:style-name="Standard"/>
      <text:p text:style-name="Standard"/>
      <text:p text:style-name="Standard">Vim is a powerful terminal-based text editor that is widely used by developers due to its efficiency and extensive range of features. It is often used for editing code, but its capabilities can extend to general text editing tasks as well. Here's an overview of some common operations you can perform in Vim, including searching, manipulating text, and using certain commands like "surso" (likely referring to undo/redo operations or text manipulation).</text:p>
      <text:p text:style-name="Standard"/>
      <text:p text:style-name="Standard">### Basic Vim Operations:</text:p>
      <text:p text:style-name="Standard">1. **Starting Vim:**</text:p>
      <text:p text:style-name="Standard"><text:s text:c="3"/>- To open a file in Vim, use the command:</text:p>
      <text:p text:style-name="Standard"><text:s text:c="5"/>```bash</text:p>
      <text:p text:style-name="Standard"><text:s text:c="5"/>vim filename</text:p>
      <text:p text:style-name="Standard"><text:s text:c="5"/>```</text:p>
      <text:p text:style-name="Standard"><text:s text:c="3"/>- To open Vim without a file:</text:p>
      <text:p text:style-name="Standard"><text:s text:c="5"/>```bash</text:p>
      <text:p text:style-name="Standard"><text:s text:c="5"/>vim</text:p>
      <text:p text:style-name="Standard"><text:s text:c="5"/>```</text:p>
      <text:p text:style-name="Standard"/>
      <text:p text:style-name="Standard">2. **Vim Modes:**</text:p>
      <text:p text:style-name="Standard"><text:s text:c="3"/>- **Normal Mode**: This is the default mode for navigation and manipulation. Press `Esc` to return to normal mode.</text:p>
      <text:p text:style-name="Standard"><text:s text:c="3"/>- **Insert Mode**: Used for text entry. Press `i` to enter insert mode.</text:p>
      <text:p text:style-name="Standard"><text:s text:c="3"/>- **Visual Mode**: Used for selecting text. Press `v` to start visual mode.</text:p>
      <text:p text:style-name="Standard"><text:s text:c="3"/>- **Command Mode**: Used for executing commands. Press `:` to enter command mode.</text:p>
      <text:p text:style-name="Standard"/>
      <text:p text:style-name="Standard">---</text:p>
      <text:p text:style-name="Standard"/>
      <text:p text:style-name="Standard">### Common Vim Operations:</text:p>
      <text:p text:style-name="Standard">#### 1. **Surso Operations (Undo/Redo):**</text:p>
      <text:p text:style-name="Standard"><text:s text:c="3"/>- **Undo**: Undo the last action. In normal mode, press:</text:p>
      <text:p text:style-name="Standard"><text:s text:c="5"/>```</text:p>
      <text:p text:style-name="Standard"><text:s text:c="5"/>u</text:p>
      <text:p text:style-name="Standard"><text:s text:c="5"/>```</text:p>
      <text:p text:style-name="Standard"><text:s text:c="3"/>- **Redo**: Redo the previously undone action. In normal mode, press:</text:p>
      <text:p text:style-name="Standard"><text:s text:c="5"/>```</text:p>
      <text:p text:style-name="Standard"><text:s text:c="5"/>Ctrl + r</text:p>
      <text:p text:style-name="Standard"><text:s text:c="5"/>```</text:p>
      <text:p text:style-name="Standard"><text:s text:c="3"/></text:p>
      <text:p text:style-name="Standard">#### 2. **Manipulating Text:**</text:p>
      <text:p text:style-name="Standard"><text:s text:c="3"/>- **Delete Text**: </text:p>
      <text:p text:style-name="Standard"><text:s text:c="5"/>- Delete a character: `x`</text:p>
      <text:p text:style-name="Standard"><text:s text:c="5"/>- Delete a word: `dw`</text:p>
      <text:p text:style-name="Standard"><text:s text:c="5"/>- Delete a line: `dd`</text:p>
      <text:p text:style-name="Standard"><text:s text:c="5"/>- Delete from cursor to the end of the line: `D`</text:p>
      <text:p text:style-name="Standard"><text:s text:c="3"/>- **Copy Text**:</text:p>
      <text:p text:style-name="Standard"><text:s text:c="5"/>- Copy a word: `yw`</text:p>
      <text:p text:style-name="Standard"><text:soft-page-break/><text:s text:c="5"/>- Copy a line: `yy`</text:p>
      <text:p text:style-name="Standard"><text:s text:c="5"/>- Copy selected text (in visual mode): `y`</text:p>
      <text:p text:style-name="Standard"><text:s text:c="3"/>- **Paste Text**:</text:p>
      <text:p text:style-name="Standard"><text:s text:c="5"/>- Paste after the cursor: `p`</text:p>
      <text:p text:style-name="Standard"><text:s text:c="5"/>- Paste before the cursor: `P`</text:p>
      <text:p text:style-name="Standard"><text:s text:c="3"/>- **Cut Text**:</text:p>
      <text:p text:style-name="Standard"><text:s text:c="5"/>- Cut a word: `dw` (deletes word and copies to clipboard)</text:p>
      <text:p text:style-name="Standard"><text:s text:c="5"/>- Cut a line: `dd`</text:p>
      <text:p text:style-name="Standard"><text:s text:c="3"/>- **Change Text**:</text:p>
      <text:p text:style-name="Standard"><text:s text:c="5"/>- Change a character: `r` followed by the character to replace</text:p>
      <text:p text:style-name="Standard"><text:s text:c="5"/>- Change a word: `cw`</text:p>
      <text:p text:style-name="Standard"><text:s text:c="5"/>- Change a line: `cc`</text:p>
      <text:p text:style-name="Standard"/>
      <text:p text:style-name="Standard">#### 3. **Searching Text:**</text:p>
      <text:p text:style-name="Standard"><text:s text:c="3"/>- **Search for a string**: Press `/` and type the string you're looking for, then press `Enter`.</text:p>
      <text:p text:style-name="Standard"><text:s text:c="5"/>```</text:p>
      <text:p text:style-name="Standard"><text:s text:c="5"/>/search_term</text:p>
      <text:p text:style-name="Standard"><text:s text:c="5"/>```</text:p>
      <text:p text:style-name="Standard"><text:s text:c="5"/>You can press `n` to move to the next occurrence and `N` to move to the previous one.</text:p>
      <text:p text:style-name="Standard"><text:s text:c="3"/>- **Search backward**: Press `?` and then the search term to search in reverse.</text:p>
      <text:p text:style-name="Standard"><text:s text:c="5"/>```</text:p>
      <text:p text:style-name="Standard"><text:s text:c="5"/>?search_term</text:p>
      <text:p text:style-name="Standard"><text:s text:c="5"/>```</text:p>
      <text:p text:style-name="Standard"><text:s text:c="3"/>- **Search and replace**: Use `:%s/old/new/g` to replace all occurrences of `old` with `new` in the entire file.</text:p>
      <text:p text:style-name="Standard"><text:s text:c="5"/>```</text:p>
      <text:p text:style-name="Standard"><text:s text:c="5"/>:%s/old/new/g</text:p>
      <text:p text:style-name="Standard"><text:s text:c="5"/>```</text:p>
      <text:p text:style-name="Standard"><text:s text:c="5"/>- To replace just a single occurrence, use:</text:p>
      <text:p text:style-name="Standard"><text:s text:c="7"/>```</text:p>
      <text:p text:style-name="Standard"><text:s text:c="7"/>:s/old/new</text:p>
      <text:p text:style-name="Standard"><text:s text:c="7"/>```</text:p>
      <text:p text:style-name="Standard"><text:s text:c="3"/>- **Search with confirmation**: Use `c` to confirm each replacement:</text:p>
      <text:p text:style-name="Standard"><text:s text:c="5"/>```</text:p>
      <text:p text:style-name="Standard"><text:s text:c="5"/>:%s/old/new/gc</text:p>
      <text:p text:style-name="Standard"><text:s text:c="5"/>```</text:p>
      <text:p text:style-name="Standard"/>
      <text:p text:style-name="Standard">#### 4. **Navigating the File:**</text:p>
      <text:p text:style-name="Standard"><text:s text:c="3"/>- **Go to a specific line**: Type `:line_number` to jump to that line.</text:p>
      <text:p text:style-name="Standard"><text:s text:c="5"/>```</text:p>
      <text:p text:style-name="Standard"><text:s text:c="5"/>:10</text:p>
      <text:p text:style-name="Standard"><text:s text:c="5"/>```</text:p>
      <text:p text:style-name="Standard"><text:s text:c="3"/>- **Go to the beginning of the file**: `gg`</text:p>
      <text:p text:style-name="Standard"><text:s text:c="3"/>- **Go to the end of the file**: `G`</text:p>
      <text:p text:style-name="Standard"><text:s text:c="3"/>- **Move by word**: Use `w` to jump forward by word, or `b` to jump backward by word.</text:p>
      <text:p text:style-name="Standard"><text:s text:c="3"/>- **Move by sentence**: Press `(` to go to the beginning of a sentence and `)` to go to the next sentence.</text:p>
      <text:p text:style-name="Standard"/>
      <text:p text:style-name="Standard">#### 5. **Saving and Exiting:**</text:p>
      <text:p text:style-name="Standard"><text:soft-page-break/><text:s text:c="3"/>- **Save file**: Press `:w` in command mode.</text:p>
      <text:p text:style-name="Standard"><text:s text:c="3"/>- **Exit Vim**: Press `:q` in command mode.</text:p>
      <text:p text:style-name="Standard"><text:s text:c="3"/>- **Save and exit**: Press `:wq` in command mode.</text:p>
      <text:p text:style-name="Standard"><text:s text:c="3"/>- **Force quit without saving**: Press `:q!` in command mode.</text:p>
      <text:p text:style-name="Standard"/>
      <text:p text:style-name="Standard">#### 6. **Working with Multiple Files:**</text:p>
      <text:p text:style-name="Standard"><text:s text:c="3"/>- **Open a file in a new window**: `:e filename`</text:p>
      <text:p text:style-name="Standard"><text:s text:c="3"/>- **Switch between open files**: `:bnext` to go to the next file, `:bprev` to go to the previous one.</text:p>
      <text:p text:style-name="Standard"><text:s text:c="3"/>- **Close the current file**: `:bd`</text:p>
      <text:p text:style-name="Standard"/>
      <text:p text:style-name="Standard">---</text:p>
      <text:p text:style-name="Standard"/>
      <text:p text:style-name="Standard">### Example of Using Vim for Common Operations:</text:p>
      <text:p text:style-name="Standard"/>
      <text:p text:style-name="Standard">1. **Create or Edit a File:**</text:p>
      <text:p text:style-name="Standard"><text:s text:c="3"/>```bash</text:p>
      <text:p text:style-name="Standard"><text:s text:c="3"/>vim example.txt</text:p>
      <text:p text:style-name="Standard"><text:s text:c="3"/>```</text:p>
      <text:p text:style-name="Standard"/>
      <text:p text:style-name="Standard">2. **Insert Some Text:**</text:p>
      <text:p text:style-name="Standard"><text:s text:c="3"/>- Press `i` to enter insert mode.</text:p>
      <text:p text:style-name="Standard"><text:s text:c="3"/>- Type your text, for example: "Hello, Vim!"</text:p>
      <text:p text:style-name="Standard"><text:s text:c="3"/>- Press `Esc` to return to normal mode.</text:p>
      <text:p text:style-name="Standard"/>
      <text:p text:style-name="Standard">3. **Delete a Word:**</text:p>
      <text:p text:style-name="Standard"><text:s text:c="3"/>- In normal mode, place the cursor on a word and type `dw` to delete the word.</text:p>
      <text:p text:style-name="Standard"/>
      <text:p text:style-name="Standard">4. **Search for a Word:**</text:p>
      <text:p text:style-name="Standard"><text:s text:c="3"/>- Press `/` and type `Vim` to search for the word "Vim."</text:p>
      <text:p text:style-name="Standard"><text:s text:c="3"/>- Press `n` to jump to the next occurrence.</text:p>
      <text:p text:style-name="Standard"/>
      <text:p text:style-name="Standard">5. **Replace Text:**</text:p>
      <text:p text:style-name="Standard"><text:s text:c="3"/>- In command mode, type:</text:p>
      <text:p text:style-name="Standard"><text:s text:c="5"/>```</text:p>
      <text:p text:style-name="Standard"><text:s text:c="5"/>:%s/Hello/Hi/g</text:p>
      <text:p text:style-name="Standard"><text:s text:c="5"/>```</text:p>
      <text:p text:style-name="Standard"><text:s text:c="5"/>This will replace all occurrences of "Hello" with "Hi."</text:p>
      <text:p text:style-name="Standard"/>
      <text:p text:style-name="Standard">6. **Undo and Redo:**</text:p>
      <text:p text:style-name="Standard"><text:s text:c="3"/>- To undo, press `u` in normal mode.</text:p>
      <text:p text:style-name="Standard"><text:s text:c="3"/>- To redo, press `Ctrl + r`.</text:p>
      <text:p text:style-name="Standard"/>
      <text:p text:style-name="Standard">7. **Save and Exit:**</text:p>
      <text:p text:style-name="Standard"><text:s text:c="3"/>- Press `:wq` to save and quit.</text:p>
      <text:p text:style-name="Standard"/>
      <text:p text:style-name="Standard">---</text:p>
      <text:p text:style-name="Standard"/>
      <text:p text:style-name="Standard">- Vim has a steep learning curve, but once you get used to the modes and commands, it can significantly boost productivity.</text:p>
      <text:p text:style-name="Standard"><text:soft-page-break/>- To learn more, Vim has a built-in tutorial. You can access it by typing `vimtutor` in your terminal.</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0T13:32:56.908903622</meta:creation-date>
    <dc:date>2025-02-20T13:35:52.975222256</dc:date>
    <meta:editing-duration>PT2M56S</meta:editing-duration>
    <meta:editing-cycles>1</meta:editing-cycles>
    <meta:document-statistic meta:table-count="0" meta:image-count="0" meta:object-count="0" meta:page-count="4" meta:paragraph-count="118" meta:word-count="765" meta:character-count="4509" meta:non-whitespace-character-count="3475"/>
    <meta:generator>LibreOffice/6.4.7.2$Linux_X86_64 LibreOffice_project/40$Build-2</meta:generator>
  </office:meta>
</office:document-meta>
</file>